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dr3d="urn:oasis:names:tc:opendocument:xmlns:dr3d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dr3d="urn:oasis:names:tc:opendocument:xmlns:dr3d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automatic-styles>
    <style:style style:family="table-column" style:name="TableColumn1" style:display-name="TableColumn1">
      <style:table-column-properties style:rel-column-width="50*"/>
    </style:style>
    <style:style style:family="table-column" style:name="TableColumn2" style:display-name="TableColumn2">
      <style:table-column-properties style:rel-column-width="50*"/>
    </style:style>
    <style:style style:family="table-row" style:name="TableRow1" style:display-name="TableRow1">
      <style:table-row-properties style:use-optimal-row-height="true" style:row-height="20mmmm"/>
    </style:style>
    <style:style style:family="paragraph" style:parent-style-name="Standard" style:name="ImagePara1" style:display-name="ImagePara1">
      <style:paragraph-properties fo:text-align="left" style:justify-single-word="false"/>
    </style:style>
    <style:style style:family="graphic" style:parent-style-name="Frame" style:name="FrameStyle1" style:display-name="FrameStyle1">
      <style:graphic-properties fo:padding="0in" dr3d:shadow="none" style:vertical-rel="baseline" style:vertical-pos="top" fo:border="0.06pt"/>
    </style:style>
    <style:style style:family="table-cell" style:name="TableCell1" style:display-name="TableCell1">
      <style:table-cell-properties style:shrink-to-fit="true"/>
    </style:style>
    <style:style style:family="paragraph" style:parent-style-name="Standard" style:name="ImagePara2" style:display-name="ImagePara2">
      <style:paragraph-properties fo:text-align="right" style:justify-single-word="false"/>
    </style:style>
    <style:style style:family="graphic" style:parent-style-name="Frame" style:name="FrameStyle2" style:display-name="FrameStyle2">
      <style:graphic-properties fo:padding="0in" dr3d:shadow="none" style:vertical-rel="baseline" style:vertical-pos="top" fo:border="0.06pt"/>
    </style:style>
    <style:style style:family="table-cell" style:name="TableCell2" style:display-name="TableCell2">
      <style:table-cell-properties style:shrink-to-fit="true"/>
    </style:style>
  </office:automatic-styles>
  <office:body>
    <office:text text:use-soft-page-breaks="true">
      <table:table table:style-name="None">
        <table:table-column table:style-name="TableColumn1"/>
        <table:table-column table:style-name="TableColumn2"/>
        <table:table-row table:style-name="TableRow1">
          <table:table-cell table:style-name="TableCell1" table:number-columns-spanned="2" office:value-type="string">
            <text:p text:style-name="ImagePara1"><draw:frame draw:style-name="FrameStyle1" svg:height="16.0pt" draw:z-index="0" draw:name="Frame1" svg:width="83.2pt" text:anchor-type="as-char"><draw:text-box><text:p><draw:frame svg:height="16.0pt" svg:width="83.2pt" draw:id="InternalFrame1" text:anchor-type="char"><draw:image xlink:actuate="onLoad" xlink:type="simple" xlink:show="embed"><office:binary-data></office:binary-data></draw:image></draw:frame></text:p></draw:text-box></draw:frame></text:p>
          </table:table-cell>
          <table:table-cell table:number-rows-spanned="2" table:style-name="TableCell2" table:number-columns-spanned="2" office:value-type="string">
            <text:p text:style-name="ImagePara2"><draw:frame draw:style-name="FrameStyle2" svg:height="16.0pt" draw:z-index="0" draw:name="Frame2" svg:width="16.0pt" text:anchor-type="as-char"><draw:text-box><text:p><draw:frame svg:height="16.0pt" svg:width="16.0pt" draw:id="InternalFrame2" text:anchor-type="char"><draw:image xlink:actuate="onLoad" xlink:type="simple" xlink:show="embed"><office:binary-data></office:binary-data></draw:image></draw:frame></text:p></draw:text-box></draw:frame></text:p>
          </table:table-cell>
        </table:table-row>
      </table:table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meta="urn:oasis:names:tc:opendocument:xmlns:meta:1.0" xmlns:style="urn:oasis:names:tc:opendocument:xmlns:style:1.0" xmlns:draw="urn:oasis:names:tc:opendocument:xmlns:drawing:1.0" xmlns:dr3d="urn:oasis:names:tc:opendocument:xmlns:dr3d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styles/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dr3d="urn:oasis:names:tc:opendocument:xmlns:dr3d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3.5</meta:generator>
  </office:meta>
</office:document-meta>
</file>